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48C00003DB502DAE9A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2.407cm" draw:z-index="0"><draw:image xlink:href="Pictures/200000070000548C00003DB502DAE9A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yal Mastrorillo</meta:initial-creator>
    <meta:creation-date>2016-04-19T13:07:09.82</meta:creation-date>
    <meta:document-statistic meta:table-count="0" meta:image-count="1" meta:object-count="0" meta:page-count="1" meta:paragraph-count="0" meta:word-count="0" meta:character-count="0"/>
    <dc:date>2016-04-19T13:08:22.60</dc:date>
    <dc:creator>martyal Mastrorillo</dc:creator>
    <meta:editing-duration>PT1M15S</meta:editing-duration>
    <meta:editing-cycles>1</meta:editing-cycles>
    <meta:generator>OpenOffice/4.1.1$Win32 OpenOffice.org_project/411m6$Build-9775</meta:generator>
  </office:meta>
</office:document-meta>
</file>